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NewRoman1" svg:font-family="TimesNewRoman"/>
    <style:font-face style:name="Ubuntu Mono1" svg:font-family="'Ubuntu Mono'" style:font-pitch="fixed"/>
    <style:font-face style:name="Arimo" svg:font-family="Arimo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1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5cm" svg:stroke-color="#000000" draw:stroke-linejoin="miter" svg:stroke-linecap="butt" draw:fill="none" fo:padding-top="0.052cm" fo:padding-bottom="0.052cm" fo:padding-left="0.052cm" fo:padding-right="0.052cm"/>
    </style:style>
    <style:style style:name="gr2" style:family="graphic" style:parent-style-name="standard">
      <style:graphic-properties draw:stroke="solid" svg:stroke-width="0.105cm" svg:stroke-color="#000000" draw:stroke-linejoin="miter" svg:stroke-linecap="butt" draw:fill="solid" draw:fill-color="#ffeccc" fo:padding-top="0.052cm" fo:padding-bottom="0.052cm" fo:padding-left="0.052cm" fo:padding-right="0.052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27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105cm" svg:stroke-color="#000000" draw:stroke-linejoin="miter" svg:stroke-linecap="butt" draw:fill="solid" draw:fill-color="#cceeff" fo:padding-top="0.052cm" fo:padding-bottom="0.052cm" fo:padding-left="0.052cm" fo:padding-right="0.052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63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105cm" svg:stroke-color="#000000" draw:stroke-linejoin="miter" svg:stroke-linecap="butt" draw:fill="solid" draw:fill-color="#ccffcc" fo:padding-top="0.052cm" fo:padding-bottom="0.052cm" fo:padding-left="0.052cm" fo:padding-right="0.052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17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ffeccc"/>
    </style:style>
    <style:style style:name="P1" style:family="paragraph">
      <loext:graphic-properties draw:fill="none"/>
      <style:text-properties style:font-name="Ubuntu Mono1"/>
    </style:style>
    <style:style style:name="P2" style:family="paragraph">
      <loext:graphic-properties draw:fill="solid" draw:fill-color="#ffeccc"/>
      <style:text-properties style:font-name="Ubuntu Mono1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style:font-name="Ubuntu Mono1" fo:font-size="12pt" style:font-size-asian="12pt" style:font-size-complex="12pt"/>
    </style:style>
    <style:style style:name="P5" style:family="paragraph">
      <loext:graphic-properties draw:fill="solid" draw:fill-color="#cceeff"/>
      <style:text-properties style:font-name="Ubuntu Mono1"/>
    </style:style>
    <style:style style:name="P6" style:family="paragraph">
      <loext:graphic-properties draw:fill="solid" draw:fill-color="#ccffcc"/>
      <style:text-properties style:font-name="Ubuntu Mono1"/>
    </style:style>
    <style:style style:name="T1" style:family="text">
      <style:text-properties fo:color="#000000" style:font-name="Ubuntu Mono1" fo:font-size="12pt" style:font-size-asian="12pt" style:font-name-complex="TimesNew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705cm" svg:height="0.705cm" svg:x="0.932cm" svg:y="2.61cm" svg:viewBox="0 0 706 706" svg:d="M0 0v706M0 352h706">
          <text:p/>
        </draw:path>
        <draw:line draw:style-name="gr1" draw:text-style-name="P1" draw:layer="layout" svg:x1="1.637cm" svg:y1="2.962cm" svg:x2="2.343cm" svg:y2="2.962cm">
          <text:p/>
        </draw:line>
        <draw:path draw:style-name="gr2" draw:text-style-name="P2" draw:layer="layout" svg:width="2.504cm" svg:height="0.776cm" svg:x="2.343cm" svg:y="2.574cm" svg:viewBox="0 0 2505 777" svg:d="M352 0h1801c194 0 352 159 352 354v71c0 195-158 352-352 352h-1801c-194 0-352-157-352-352v-71c0-195 158-354 352-354z">
          <text:p/>
        </draw:path>
        <draw:line draw:style-name="gr1" draw:text-style-name="P1" draw:layer="layout" svg:x1="4.847cm" svg:y1="2.962cm" svg:x2="5.553cm" svg:y2="2.962cm">
          <text:p/>
        </draw:line>
        <draw:path draw:style-name="gr1" draw:text-style-name="P1" draw:layer="layout" svg:width="0.706cm" svg:height="1.059cm" svg:x="1.637cm" svg:y="2.962cm" svg:viewBox="0 0 707 1060" svg:d="M0 0c195 0 354 158 354 353v353c0 196 158 354 353 354">
          <text:p/>
        </draw:path>
        <draw:path draw:style-name="gr2" draw:text-style-name="P2" draw:layer="layout" svg:width="2.504cm" svg:height="0.776cm" svg:x="2.343cm" svg:y="3.633cm" svg:viewBox="0 0 2505 777" svg:d="M352 0h1801c194 0 352 158 352 352v71c0 196-158 354-352 354h-1801c-194 0-352-158-352-354v-71c0-194 158-352 352-352z">
          <text:p/>
        </draw:path>
        <draw:frame draw:style-name="gr3" draw:text-style-name="P4" draw:layer="layout" svg:width="1.3cm" svg:height="0.424cm" svg:x="2.975cm" svg:y="2.737cm">
          <draw:text-box>
            <text:p text:style-name="P3"><text:span text:style-name="T1">'stud'</text:span></text:p>
          </draw:text-box>
        </draw:frame>
        <draw:path draw:style-name="gr1" draw:text-style-name="P1" draw:layer="layout" svg:width="0.706cm" svg:height="1.059cm" svg:x="4.847cm" svg:y="2.962cm" svg:viewBox="0 0 707 1060" svg:d="M0 1060c195 0 353-158 353-354v-353c0-195 158-353 354-353">
          <text:p/>
        </draw:path>
        <draw:line draw:style-name="gr1" draw:text-style-name="P1" draw:layer="layout" svg:x1="5.553cm" svg:y1="2.962cm" svg:x2="5.906cm" svg:y2="2.962cm">
          <text:p/>
        </draw:line>
        <draw:path draw:style-name="gr2" draw:text-style-name="P2" draw:layer="layout" svg:width="1.605cm" svg:height="0.776cm" svg:x="5.906cm" svg:y="2.574cm" svg:viewBox="0 0 1606 777" svg:d="M352 0h900c195 0 354 159 354 354v71c0 195-159 352-354 352h-900c-194 0-352-157-352-352v-71c0-195 158-354 352-354z">
          <text:p/>
        </draw:path>
        <draw:frame draw:style-name="gr4" draw:text-style-name="P4" draw:layer="layout" svg:width="1.272cm" svg:height="0.424cm" svg:x="2.972cm" svg:y="3.804cm">
          <draw:text-box>
            <text:p text:style-name="P3"><text:span text:style-name="T1">'inst'</text:span></text:p>
          </draw:text-box>
        </draw:frame>
        <draw:line draw:style-name="gr1" draw:text-style-name="P1" draw:layer="layout" svg:x1="7.511cm" svg:y1="2.962cm" svg:x2="7.864cm" svg:y2="2.962cm">
          <text:p/>
        </draw:line>
        <draw:path draw:style-name="gr1" draw:text-style-name="P1" draw:layer="layout" svg:width="0.705cm" svg:height="0.705cm" svg:x="7.864cm" svg:y="2.257cm" svg:viewBox="0 0 706 706" svg:d="M0 706c194 0 352-158 352-352 0-195 159-354 354-354">
          <text:p/>
        </draw:path>
        <draw:path draw:style-name="gr5" draw:text-style-name="P5" draw:layer="layout" svg:width="4.004cm" svg:height="0.776cm" svg:x="8.569cm" svg:y="1.869cm" svg:viewBox="0 0 4005 777" svg:d="M353 0h3299c195 0 353 158 353 353v70c0 195-158 354-353 354h-3299c-195 0-353-159-353-354v-70c0-195 158-353 353-353z">
          <text:p/>
        </draw:path>
        <draw:frame draw:style-name="gr6" draw:text-style-name="P4" draw:layer="layout" svg:width="0.637cm" svg:height="0.424cm" svg:x="6.413cm" svg:y="2.726cm">
          <draw:text-box>
            <text:p text:style-name="P3"><text:span text:style-name="T1">'_'</text:span></text:p>
          </draw:text-box>
        </draw:frame>
        <draw:path draw:style-name="gr1" draw:text-style-name="P1" draw:layer="layout" svg:width="0.706cm" svg:height="0.705cm" svg:x="12.573cm" svg:y="2.257cm" svg:viewBox="0 0 707 706" svg:d="M0 0c195 0 353 159 353 354 0 194 158 352 354 352">
          <text:p/>
        </draw:path>
        <draw:line draw:style-name="gr1" draw:text-style-name="P1" draw:layer="layout" svg:x1="7.864cm" svg:y1="2.962cm" svg:x2="8.569cm" svg:y2="2.962cm">
          <text:p/>
        </draw:line>
        <draw:line draw:style-name="gr1" draw:text-style-name="P1" draw:layer="layout" svg:x1="8.569cm" svg:y1="2.962cm" svg:x2="12.573cm" svg:y2="2.962cm">
          <text:p/>
        </draw:line>
        <draw:line draw:style-name="gr1" draw:text-style-name="P1" draw:layer="layout" svg:x1="12.573cm" svg:y1="2.962cm" svg:x2="13.279cm" svg:y2="2.962cm">
          <text:p/>
        </draw:line>
        <draw:line draw:style-name="gr1" draw:text-style-name="P1" draw:layer="layout" svg:x1="13.279cm" svg:y1="2.962cm" svg:x2="13.632cm" svg:y2="2.962cm">
          <text:p/>
        </draw:line>
        <draw:path draw:style-name="gr5" draw:text-style-name="P5" draw:layer="layout" svg:width="4.004cm" svg:height="0.776cm" svg:x="13.632cm" svg:y="2.574cm" svg:viewBox="0 0 4005 777" svg:d="M352 0h3300c195 0 353 159 353 354v71c0 195-158 352-353 352h-3300c-195 0-352-157-352-352v-71c0-195 157-354 352-354z">
          <text:p/>
        </draw:path>
        <draw:frame draw:style-name="gr7" draw:text-style-name="P4" draw:layer="layout" svg:width="2.5cm" svg:height="0.479cm" svg:x="9.35cm" svg:y="2.025cm">
          <draw:text-box>
            <text:p text:style-name="P3"><text:span text:style-name="T1">description</text:span></text:p>
          </draw:text-box>
        </draw:frame>
        <draw:line draw:style-name="gr1" draw:text-style-name="P1" draw:layer="layout" svg:x1="17.636cm" svg:y1="2.962cm" svg:x2="17.988cm" svg:y2="2.962cm">
          <text:p/>
        </draw:line>
        <draw:path draw:style-name="gr1" draw:text-style-name="P1" draw:layer="layout" svg:width="0.706cm" svg:height="0.705cm" svg:x="17.988cm" svg:y="2.257cm" svg:viewBox="0 0 707 706" svg:d="M0 706c196 0 354-158 354-352 0-195 158-354 353-354">
          <text:p/>
        </draw:path>
        <draw:path draw:style-name="gr8" draw:text-style-name="P6" draw:layer="layout" svg:width="2.505cm" svg:height="0.776cm" svg:x="18.694cm" svg:y="1.869cm" svg:viewBox="0 0 2506 777" svg:d="M354 0h1799c195 0 353 158 353 353v70c0 195-158 354-353 354h-1799c-196 0-354-159-354-354v-70c0-195 158-353 354-353z">
          <text:p/>
        </draw:path>
        <draw:frame draw:style-name="gr9" draw:text-style-name="P4" draw:layer="layout" svg:width="2.33cm" svg:height="0.424cm" svg:x="14.473cm" svg:y="2.725cm">
          <draw:text-box>
            <text:p text:style-name="P3"><text:span text:style-name="T1">elementtype</text:span></text:p>
          </draw:text-box>
        </draw:frame>
        <draw:path draw:style-name="gr8" draw:text-style-name="P6" draw:layer="layout" svg:width="2.505cm" svg:height="0.776cm" svg:x="14.335cm" svg:y="8.36cm" svg:viewBox="0 0 2506 777" svg:d="M353 0h1799c195 0 354 158 354 354v70c0 195-159 353-354 353h-1799c-195 0-353-158-353-353v-70c0-196 158-354 353-354z">
          <text:p/>
        </draw:path>
        <draw:frame draw:style-name="gr4" draw:text-style-name="P4" draw:layer="layout" svg:width="1.272cm" svg:height="0.424cm" svg:x="19.312cm" svg:y="2.021cm">
          <draw:text-box>
            <text:p text:style-name="P3"><text:span text:style-name="T1">number</text:span></text:p>
          </draw:text-box>
        </draw:frame>
        <draw:path draw:style-name="gr1" draw:text-style-name="P1" draw:layer="layout" svg:width="0.705cm" svg:height="0.705cm" svg:x="21.199cm" svg:y="2.257cm" svg:viewBox="0 0 706 706" svg:d="M0 0c194 0 352 159 352 354 0 194 159 352 354 352">
          <text:p/>
        </draw:path>
        <draw:path draw:style-name="gr1" draw:text-style-name="P1" draw:layer="layout" svg:width="0.706cm" svg:height="1.763cm" svg:x="17.988cm" svg:y="1.199cm" svg:viewBox="0 0 707 1764" svg:d="M0 1764c196 0 354-158 354-352v-1060c0-195 158-352 353-352">
          <text:p/>
        </draw:path>
        <draw:line draw:style-name="gr1" draw:text-style-name="P1" draw:layer="layout" svg:x1="18.694cm" svg:y1="1.199cm" svg:x2="19.144cm" svg:y2="1.199cm">
          <text:p/>
        </draw:line>
        <draw:line draw:style-name="gr1" draw:text-style-name="P1" draw:layer="layout" svg:x1="20.749cm" svg:y1="1.199cm" svg:x2="21.199cm" svg:y2="1.199cm">
          <text:p/>
        </draw:line>
        <draw:path draw:style-name="gr2" draw:text-style-name="P2" draw:layer="layout" svg:width="1.605cm" svg:height="0.777cm" svg:x="19.144cm" svg:y="0.81cm" svg:viewBox="0 0 1606 778" svg:d="M352 0h901c195 0 353 158 353 354v71c0 195-158 353-353 353h-901c-194 0-352-158-352-353v-71c0-196 158-354 352-354z">
          <text:p/>
        </draw:path>
        <draw:frame draw:style-name="gr4" draw:text-style-name="P4" draw:layer="layout" svg:width="1.272cm" svg:height="0.424cm" svg:x="14.953cm" svg:y="8.512cm">
          <draw:text-box>
            <text:p text:style-name="P3"><text:span text:style-name="T1">number</text:span></text:p>
          </draw:text-box>
        </draw:frame>
        <draw:line draw:style-name="gr1" draw:text-style-name="P1" draw:layer="layout" svg:x1="14.335cm" svg:y1="7.69cm" svg:x2="14.785cm" svg:y2="7.69cm">
          <text:p/>
        </draw:line>
        <draw:line draw:style-name="gr1" draw:text-style-name="P1" draw:layer="layout" svg:x1="16.39cm" svg:y1="7.69cm" svg:x2="16.84cm" svg:y2="7.69cm">
          <text:p/>
        </draw:line>
        <draw:path draw:style-name="gr2" draw:text-style-name="P2" draw:layer="layout" svg:width="1.605cm" svg:height="0.776cm" svg:x="14.785cm" svg:y="7.302cm" svg:viewBox="0 0 1606 777" svg:d="M353 0h900c195 0 353 158 353 352v71c0 196-158 354-353 354h-900c-195 0-353-158-353-354v-71c0-194 158-352 353-352z">
          <text:p/>
        </draw:path>
        <draw:frame draw:style-name="gr6" draw:text-style-name="P4" draw:layer="layout" svg:width="0.637cm" svg:height="0.424cm" svg:x="19.77cm" svg:y="0.963cm">
          <draw:text-box>
            <text:p text:style-name="P3"><text:span text:style-name="T1">'*'</text:span></text:p>
          </draw:text-box>
        </draw:frame>
        <draw:path draw:style-name="gr1" draw:text-style-name="P1" draw:layer="layout" svg:width="0.705cm" svg:height="1.763cm" svg:x="21.199cm" svg:y="1.199cm" svg:viewBox="0 0 706 1764" svg:d="M0 0c194 0 352 157 352 352v1060c0 194 159 352 354 352">
          <text:p/>
        </draw:path>
        <draw:line draw:style-name="gr1" draw:text-style-name="P1" draw:layer="layout" svg:x1="17.988cm" svg:y1="2.962cm" svg:x2="18.694cm" svg:y2="2.962cm">
          <text:p/>
        </draw:line>
        <draw:line draw:style-name="gr1" draw:text-style-name="P1" draw:layer="layout" svg:x1="18.694cm" svg:y1="2.962cm" svg:x2="21.199cm" svg:y2="2.962cm">
          <text:p/>
        </draw:line>
        <draw:line draw:style-name="gr1" draw:text-style-name="P1" draw:layer="layout" svg:x1="14.335cm" svg:y1="9.454cm" svg:x2="16.84cm" svg:y2="9.454cm">
          <text:p/>
        </draw:line>
        <draw:line draw:style-name="gr1" draw:text-style-name="P1" draw:layer="layout" svg:x1="21.199cm" svg:y1="2.962cm" svg:x2="21.904cm" svg:y2="2.962cm">
          <text:p/>
        </draw:line>
        <draw:path draw:style-name="gr1" draw:text-style-name="P1" draw:layer="layout" svg:width="0.706cm" svg:height="0.706cm" svg:x="13.629cm" svg:y="8.748cm" svg:viewBox="0 0 707 707" svg:d="M0 707c196 0 354-158 354-353 0-196 158-354 353-354">
          <text:p/>
        </draw:path>
        <draw:path draw:style-name="gr8" draw:text-style-name="P6" draw:layer="layout" svg:width="2.505cm" svg:height="0.776cm" svg:x="18.694cm" svg:y="1.869cm" svg:viewBox="0 0 2506 777" svg:d="M354 0h1799c195 0 353 158 353 353v70c0 195-158 354-353 354h-1799c-196 0-354-159-354-354v-70c0-195 158-353 354-353z">
          <text:p/>
        </draw:path>
        <draw:frame draw:style-name="gr6" draw:text-style-name="P4" draw:layer="layout" svg:width="0.637cm" svg:height="0.424cm" svg:x="15.411cm" svg:y="7.454cm">
          <draw:text-box>
            <text:p text:style-name="P3"><text:span text:style-name="T1">'*'</text:span></text:p>
          </draw:text-box>
        </draw:frame>
        <draw:path draw:style-name="gr8" draw:text-style-name="P6" draw:layer="layout" svg:width="2.505cm" svg:height="0.776cm" svg:x="14.335cm" svg:y="8.36cm" svg:viewBox="0 0 2506 777" svg:d="M353 0h1799c195 0 354 158 354 354v70c0 195-159 353-354 353h-1799c-195 0-353-158-353-353v-70c0-196 158-354 353-354z">
          <text:p/>
        </draw:path>
        <draw:frame draw:style-name="gr4" draw:text-style-name="P4" draw:layer="layout" svg:width="1.272cm" svg:height="0.424cm" svg:x="19.312cm" svg:y="2.021cm">
          <draw:text-box>
            <text:p text:style-name="P3"><text:span text:style-name="T1">number</text:span></text:p>
          </draw:text-box>
        </draw:frame>
        <draw:path draw:style-name="gr1" draw:text-style-name="P1" draw:layer="layout" svg:width="0.705cm" svg:height="0.706cm" svg:x="16.84cm" svg:y="8.748cm" svg:viewBox="0 0 706 707" svg:d="M0 0c195 0 352 158 352 354 0 195 159 353 354 353">
          <text:p/>
        </draw:path>
        <draw:path draw:style-name="gr1" draw:text-style-name="P1" draw:layer="layout" svg:width="0.706cm" svg:height="1.764cm" svg:x="13.629cm" svg:y="7.69cm" svg:viewBox="0 0 707 1765" svg:d="M0 1765c196 0 354-158 354-354v-1058c0-195 158-353 353-353">
          <text:p/>
        </draw:path>
        <draw:line draw:style-name="gr1" draw:text-style-name="P1" draw:layer="layout" svg:x1="18.694cm" svg:y1="1.199cm" svg:x2="19.144cm" svg:y2="1.199cm">
          <text:p/>
        </draw:line>
        <draw:line draw:style-name="gr1" draw:text-style-name="P1" draw:layer="layout" svg:x1="20.749cm" svg:y1="1.199cm" svg:x2="21.199cm" svg:y2="1.199cm">
          <text:p/>
        </draw:line>
        <draw:path draw:style-name="gr2" draw:text-style-name="P2" draw:layer="layout" svg:width="1.605cm" svg:height="0.777cm" svg:x="19.144cm" svg:y="0.81cm" svg:viewBox="0 0 1606 778" svg:d="M352 0h901c195 0 353 158 353 354v71c0 195-158 353-353 353h-901c-194 0-352-158-352-353v-71c0-196 158-354 352-354z">
          <text:p/>
        </draw:path>
        <draw:frame draw:style-name="gr4" draw:text-style-name="P4" draw:layer="layout" svg:width="1.272cm" svg:height="0.424cm" svg:x="14.953cm" svg:y="8.512cm">
          <draw:text-box>
            <text:p text:style-name="P3"><text:span text:style-name="T1">number</text:span></text:p>
          </draw:text-box>
        </draw:frame>
        <draw:line draw:style-name="gr1" draw:text-style-name="P1" draw:layer="layout" svg:x1="14.335cm" svg:y1="7.69cm" svg:x2="14.785cm" svg:y2="7.69cm">
          <text:p/>
        </draw:line>
        <draw:line draw:style-name="gr1" draw:text-style-name="P1" draw:layer="layout" svg:x1="16.39cm" svg:y1="7.69cm" svg:x2="16.84cm" svg:y2="7.69cm">
          <text:p/>
        </draw:line>
        <draw:path draw:style-name="gr2" draw:text-style-name="P2" draw:layer="layout" svg:width="1.605cm" svg:height="0.776cm" svg:x="14.785cm" svg:y="7.302cm" svg:viewBox="0 0 1606 777" svg:d="M353 0h900c195 0 353 158 353 352v71c0 196-158 354-353 354h-900c-195 0-353-158-353-354v-71c0-194 158-352 353-352z">
          <text:p/>
        </draw:path>
        <draw:frame draw:style-name="gr6" draw:text-style-name="P4" draw:layer="layout" svg:width="0.637cm" svg:height="0.424cm" svg:x="19.77cm" svg:y="0.963cm">
          <draw:text-box>
            <text:p text:style-name="P3"><text:span text:style-name="T1">'*'</text:span></text:p>
          </draw:text-box>
        </draw:frame>
        <draw:path draw:style-name="gr1" draw:text-style-name="P1" draw:layer="layout" svg:width="0.705cm" svg:height="1.764cm" svg:x="16.84cm" svg:y="7.69cm" svg:viewBox="0 0 706 1765" svg:d="M0 0c195 0 352 158 352 353v1058c0 196 159 354 354 354">
          <text:p/>
        </draw:path>
        <draw:line draw:style-name="gr1" draw:text-style-name="P1" draw:layer="layout" svg:x1="13.629cm" svg:y1="9.454cm" svg:x2="14.335cm" svg:y2="9.454cm">
          <text:p/>
        </draw:line>
        <draw:line draw:style-name="gr1" draw:text-style-name="P1" draw:layer="layout" svg:x1="18.694cm" svg:y1="2.962cm" svg:x2="21.199cm" svg:y2="2.962cm">
          <text:p/>
        </draw:line>
        <draw:line draw:style-name="gr1" draw:text-style-name="P1" draw:layer="layout" svg:x1="14.335cm" svg:y1="9.454cm" svg:x2="16.84cm" svg:y2="9.454cm">
          <text:p/>
        </draw:line>
        <draw:line draw:style-name="gr1" draw:text-style-name="P1" draw:layer="layout" svg:x1="16.84cm" svg:y1="9.454cm" svg:x2="17.545cm" svg:y2="9.454cm">
          <text:p/>
        </draw:line>
        <draw:path draw:style-name="gr1" draw:text-style-name="P1" draw:layer="layout" svg:width="0.706cm" svg:height="0.987cm" svg:x="4.704cm" svg:y="9.454cm" svg:viewBox="0 0 707 988" svg:d="M0 988c195 0 353-158 353-352v-284c0-194 159-352 354-352">
          <text:p/>
        </draw:path>
        <draw:line draw:style-name="gr1" draw:text-style-name="P1" draw:layer="layout" svg:x1="5.41cm" svg:y1="9.454cm" svg:x2="5.762cm" svg:y2="9.454cm">
          <text:p/>
        </draw:line>
        <draw:path draw:style-name="gr2" draw:text-style-name="P2" draw:layer="layout" svg:width="1.606cm" svg:height="0.776cm" svg:x="5.762cm" svg:y="9.066cm" svg:viewBox="0 0 1607 777" svg:d="M353 0h901c195 0 353 158 353 353v71c0 195-158 353-353 353h-901c-195 0-353-158-353-353v-71c0-195 158-353 353-353z">
          <text:p/>
        </draw:path>
        <draw:frame draw:style-name="gr6" draw:text-style-name="P4" draw:layer="layout" svg:width="0.637cm" svg:height="0.424cm" svg:x="15.411cm" svg:y="7.454cm">
          <draw:text-box>
            <text:p text:style-name="P3"><text:span text:style-name="T1">'*'</text:span></text:p>
          </draw:text-box>
        </draw:frame>
        <draw:line draw:style-name="gr1" draw:text-style-name="P1" draw:layer="layout" svg:x1="7.368cm" svg:y1="9.454cm" svg:x2="7.72cm" svg:y2="9.454cm">
          <text:p/>
        </draw:line>
        <draw:line draw:style-name="gr1" draw:text-style-name="P1" draw:layer="layout" svg:x1="7.72cm" svg:y1="9.454cm" svg:x2="8.073cm" svg:y2="9.454cm">
          <text:p/>
        </draw:line>
        <draw:path draw:style-name="gr5" draw:text-style-name="P5" draw:layer="layout" svg:width="5.204cm" svg:height="0.776cm" svg:x="8.073cm" svg:y="9.066cm" svg:viewBox="0 0 5205 777" svg:d="M353 0h4499c195 0 353 158 353 353v71c0 195-158 353-353 353h-4499c-195 0-353-158-353-353v-71c0-195 158-353 353-353z">
          <text:p/>
        </draw:path>
        <draw:frame draw:style-name="gr6" draw:text-style-name="P4" draw:layer="layout" svg:width="0.637cm" svg:height="0.424cm" svg:x="6.238cm" svg:y="9.229cm">
          <draw:text-box>
            <text:p text:style-name="P3"><text:span text:style-name="T1">'.'</text:span></text:p>
          </draw:text-box>
        </draw:frame>
        <draw:line draw:style-name="gr1" draw:text-style-name="P1" draw:layer="layout" svg:x1="13.277cm" svg:y1="9.454cm" svg:x2="13.629cm" svg:y2="9.454cm">
          <text:p/>
        </draw:line>
        <draw:path draw:style-name="gr1" draw:text-style-name="P1" draw:layer="layout" svg:width="0.706cm" svg:height="0.705cm" svg:x="17.988cm" svg:y="2.257cm" svg:viewBox="0 0 707 706" svg:d="M0 706c196 0 354-158 354-352 0-195 158-354 353-354">
          <text:p/>
        </draw:path>
        <draw:path draw:style-name="gr8" draw:text-style-name="P6" draw:layer="layout" svg:width="2.505cm" svg:height="0.776cm" svg:x="18.694cm" svg:y="1.869cm" svg:viewBox="0 0 2506 777" svg:d="M354 0h1799c195 0 353 158 353 353v70c0 195-158 354-353 354h-1799c-196 0-354-159-354-354v-70c0-195 158-353 354-353z">
          <text:p/>
        </draw:path>
        <draw:frame draw:style-name="gr10" draw:text-style-name="P4" draw:layer="layout" svg:width="3.177cm" svg:height="0.424cm" svg:x="9.083cm" svg:y="9.222cm">
          <draw:text-box>
            <text:p text:style-name="P3"><text:span text:style-name="T1">elementproperty</text:span></text:p>
          </draw:text-box>
        </draw:frame>
        <draw:path draw:style-name="gr8" draw:text-style-name="P6" draw:layer="layout" svg:width="2.505cm" svg:height="0.776cm" svg:x="14.335cm" svg:y="8.36cm" svg:viewBox="0 0 2506 777" svg:d="M353 0h1799c195 0 354 158 354 354v70c0 195-159 353-354 353h-1799c-195 0-353-158-353-353v-70c0-196 158-354 353-354z">
          <text:p/>
        </draw:path>
        <draw:frame draw:style-name="gr4" draw:text-style-name="P4" draw:layer="layout" svg:width="1.272cm" svg:height="0.424cm" svg:x="19.312cm" svg:y="2.021cm">
          <draw:text-box>
            <text:p text:style-name="P3"><text:span text:style-name="T1">number</text:span></text:p>
          </draw:text-box>
        </draw:frame>
        <draw:path draw:style-name="gr1" draw:text-style-name="P1" draw:layer="layout" svg:width="0.705cm" svg:height="0.705cm" svg:x="21.199cm" svg:y="2.257cm" svg:viewBox="0 0 706 706" svg:d="M0 0c194 0 352 159 352 354 0 194 159 352 354 352">
          <text:p/>
        </draw:path>
        <draw:path draw:style-name="gr1" draw:text-style-name="P1" draw:layer="layout" svg:width="0.706cm" svg:height="1.763cm" svg:x="17.988cm" svg:y="1.199cm" svg:viewBox="0 0 707 1764" svg:d="M0 1764c196 0 354-158 354-352v-1060c0-195 158-352 353-352">
          <text:p/>
        </draw:path>
        <draw:line draw:style-name="gr1" draw:text-style-name="P1" draw:layer="layout" svg:x1="18.694cm" svg:y1="1.199cm" svg:x2="19.144cm" svg:y2="1.199cm">
          <text:p/>
        </draw:line>
        <draw:line draw:style-name="gr1" draw:text-style-name="P1" draw:layer="layout" svg:x1="20.749cm" svg:y1="1.199cm" svg:x2="21.199cm" svg:y2="1.199cm">
          <text:p/>
        </draw:line>
        <draw:path draw:style-name="gr2" draw:text-style-name="P2" draw:layer="layout" svg:width="1.605cm" svg:height="0.777cm" svg:x="19.144cm" svg:y="0.81cm" svg:viewBox="0 0 1606 778" svg:d="M352 0h901c195 0 353 158 353 354v71c0 195-158 353-353 353h-901c-194 0-352-158-352-353v-71c0-196 158-354 352-354z">
          <text:p/>
        </draw:path>
        <draw:frame draw:style-name="gr4" draw:text-style-name="P4" draw:layer="layout" svg:width="1.272cm" svg:height="0.424cm" svg:x="14.953cm" svg:y="8.512cm">
          <draw:text-box>
            <text:p text:style-name="P3"><text:span text:style-name="T1">number</text:span></text:p>
          </draw:text-box>
        </draw:frame>
        <draw:line draw:style-name="gr1" draw:text-style-name="P1" draw:layer="layout" svg:x1="14.335cm" svg:y1="7.69cm" svg:x2="14.785cm" svg:y2="7.69cm">
          <text:p/>
        </draw:line>
        <draw:line draw:style-name="gr1" draw:text-style-name="P1" draw:layer="layout" svg:x1="16.39cm" svg:y1="7.69cm" svg:x2="16.84cm" svg:y2="7.69cm">
          <text:p/>
        </draw:line>
        <draw:path draw:style-name="gr2" draw:text-style-name="P2" draw:layer="layout" svg:width="1.605cm" svg:height="0.776cm" svg:x="14.785cm" svg:y="7.302cm" svg:viewBox="0 0 1606 777" svg:d="M353 0h900c195 0 353 158 353 352v71c0 196-158 354-353 354h-900c-195 0-353-158-353-354v-71c0-194 158-352 353-352z">
          <text:p/>
        </draw:path>
        <draw:frame draw:style-name="gr6" draw:text-style-name="P4" draw:layer="layout" svg:width="0.637cm" svg:height="0.424cm" svg:x="19.77cm" svg:y="0.963cm">
          <draw:text-box>
            <text:p text:style-name="P3"><text:span text:style-name="T1">'*'</text:span></text:p>
          </draw:text-box>
        </draw:frame>
        <draw:path draw:style-name="gr1" draw:text-style-name="P1" draw:layer="layout" svg:width="0.705cm" svg:height="1.763cm" svg:x="21.199cm" svg:y="1.199cm" svg:viewBox="0 0 706 1764" svg:d="M0 0c194 0 352 157 352 352v1060c0 194 159 352 354 352">
          <text:p/>
        </draw:path>
        <draw:line draw:style-name="gr1" draw:text-style-name="P1" draw:layer="layout" svg:x1="17.988cm" svg:y1="2.962cm" svg:x2="18.694cm" svg:y2="2.962cm">
          <text:p/>
        </draw:line>
        <draw:line draw:style-name="gr1" draw:text-style-name="P1" draw:layer="layout" svg:x1="18.694cm" svg:y1="2.962cm" svg:x2="21.199cm" svg:y2="2.962cm">
          <text:p/>
        </draw:line>
        <draw:line draw:style-name="gr1" draw:text-style-name="P1" draw:layer="layout" svg:x1="14.335cm" svg:y1="9.454cm" svg:x2="16.84cm" svg:y2="9.454cm">
          <text:p/>
        </draw:line>
        <draw:line draw:style-name="gr1" draw:text-style-name="P1" draw:layer="layout" svg:x1="21.199cm" svg:y1="2.962cm" svg:x2="21.904cm" svg:y2="2.962cm">
          <text:p/>
        </draw:line>
        <draw:path draw:style-name="gr1" draw:text-style-name="P1" draw:layer="layout" svg:width="0.706cm" svg:height="0.706cm" svg:x="13.629cm" svg:y="8.748cm" svg:viewBox="0 0 707 707" svg:d="M0 707c196 0 354-158 354-353 0-196 158-354 353-354">
          <text:p/>
        </draw:path>
        <draw:path draw:style-name="gr8" draw:text-style-name="P6" draw:layer="layout" svg:width="2.505cm" svg:height="0.776cm" svg:x="18.694cm" svg:y="1.869cm" svg:viewBox="0 0 2506 777" svg:d="M354 0h1799c195 0 353 158 353 353v70c0 195-158 354-353 354h-1799c-196 0-354-159-354-354v-70c0-195 158-353 354-353z">
          <text:p/>
        </draw:path>
        <draw:frame draw:style-name="gr6" draw:text-style-name="P4" draw:layer="layout" svg:width="0.637cm" svg:height="0.424cm" svg:x="15.411cm" svg:y="7.454cm">
          <draw:text-box>
            <text:p text:style-name="P3"><text:span text:style-name="T1">'*'</text:span></text:p>
          </draw:text-box>
        </draw:frame>
        <draw:path draw:style-name="gr8" draw:text-style-name="P6" draw:layer="layout" svg:width="2.505cm" svg:height="0.776cm" svg:x="14.335cm" svg:y="8.36cm" svg:viewBox="0 0 2506 777" svg:d="M353 0h1799c195 0 354 158 354 354v70c0 195-159 353-354 353h-1799c-195 0-353-158-353-353v-70c0-196 158-354 353-354z">
          <text:p/>
        </draw:path>
        <draw:frame draw:style-name="gr4" draw:text-style-name="P4" draw:layer="layout" svg:width="1.272cm" svg:height="0.424cm" svg:x="19.312cm" svg:y="2.021cm">
          <draw:text-box>
            <text:p text:style-name="P3"><text:span text:style-name="T1">number</text:span></text:p>
          </draw:text-box>
        </draw:frame>
        <draw:path draw:style-name="gr1" draw:text-style-name="P1" draw:layer="layout" svg:width="0.705cm" svg:height="0.706cm" svg:x="16.84cm" svg:y="8.748cm" svg:viewBox="0 0 706 707" svg:d="M0 0c195 0 352 158 352 354 0 195 159 353 354 353">
          <text:p/>
        </draw:path>
        <draw:path draw:style-name="gr1" draw:text-style-name="P1" draw:layer="layout" svg:width="0.706cm" svg:height="1.764cm" svg:x="13.629cm" svg:y="7.69cm" svg:viewBox="0 0 707 1765" svg:d="M0 1765c196 0 354-158 354-354v-1058c0-195 158-353 353-353">
          <text:p/>
        </draw:path>
        <draw:line draw:style-name="gr1" draw:text-style-name="P1" draw:layer="layout" svg:x1="18.694cm" svg:y1="1.199cm" svg:x2="19.144cm" svg:y2="1.199cm">
          <text:p/>
        </draw:line>
        <draw:line draw:style-name="gr1" draw:text-style-name="P1" draw:layer="layout" svg:x1="20.749cm" svg:y1="1.199cm" svg:x2="21.199cm" svg:y2="1.199cm">
          <text:p/>
        </draw:line>
        <draw:path draw:style-name="gr2" draw:text-style-name="P2" draw:layer="layout" svg:width="1.605cm" svg:height="0.777cm" svg:x="19.144cm" svg:y="0.81cm" svg:viewBox="0 0 1606 778" svg:d="M352 0h901c195 0 353 158 353 354v71c0 195-158 353-353 353h-901c-194 0-352-158-352-353v-71c0-196 158-354 352-354z">
          <text:p/>
        </draw:path>
        <draw:frame draw:style-name="gr4" draw:text-style-name="P4" draw:layer="layout" svg:width="1.272cm" svg:height="0.424cm" svg:x="14.953cm" svg:y="8.512cm">
          <draw:text-box>
            <text:p text:style-name="P3"><text:span text:style-name="T1">number</text:span></text:p>
          </draw:text-box>
        </draw:frame>
        <draw:line draw:style-name="gr1" draw:text-style-name="P1" draw:layer="layout" svg:x1="14.335cm" svg:y1="7.69cm" svg:x2="14.785cm" svg:y2="7.69cm">
          <text:p/>
        </draw:line>
        <draw:line draw:style-name="gr1" draw:text-style-name="P1" draw:layer="layout" svg:x1="16.39cm" svg:y1="7.69cm" svg:x2="16.84cm" svg:y2="7.69cm">
          <text:p/>
        </draw:line>
        <draw:path draw:style-name="gr11" draw:text-style-name="P2" draw:layer="layout" svg:width="1.605cm" svg:height="0.776cm" svg:x="14.785cm" svg:y="7.302cm" svg:viewBox="0 0 1606 777" svg:d="M353 0h900c195 0 353 158 353 352v71c0 196-158 354-353 354h-900c-195 0-353-158-353-354v-71c0-194 158-352 353-352z">
          <text:p/>
        </draw:path>
        <draw:path draw:style-name="gr1" draw:text-style-name="P1" draw:layer="layout" svg:width="1.605cm" svg:height="0.776cm" svg:x="14.785cm" svg:y="7.302cm" svg:viewBox="0 0 1606 777" svg:d="M353 0h900c195 0 353 158 353 352v71c0 196-158 354-353 354h-900c-195 0-353-158-353-354v-71c0-194 158-352 353-352z">
          <text:p/>
        </draw:path>
        <draw:frame draw:style-name="gr6" draw:text-style-name="P4" draw:layer="layout" svg:width="0.637cm" svg:height="0.424cm" svg:x="19.625cm" svg:y="0.975cm">
          <draw:text-box>
            <text:p text:style-name="P3"><text:span text:style-name="T1">'*'</text:span></text:p>
          </draw:text-box>
        </draw:frame>
        <draw:path draw:style-name="gr1" draw:text-style-name="P1" draw:layer="layout" svg:width="0.705cm" svg:height="1.764cm" svg:x="16.84cm" svg:y="7.69cm" svg:viewBox="0 0 706 1765" svg:d="M0 0c195 0 352 158 352 353v1058c0 196 159 354 354 354">
          <text:p/>
        </draw:path>
        <draw:line draw:style-name="gr1" draw:text-style-name="P1" draw:layer="layout" svg:x1="13.629cm" svg:y1="9.454cm" svg:x2="14.335cm" svg:y2="9.454cm">
          <text:p/>
        </draw:line>
        <draw:line draw:style-name="gr1" draw:text-style-name="P1" draw:layer="layout" svg:x1="18.694cm" svg:y1="2.962cm" svg:x2="21.199cm" svg:y2="2.962cm">
          <text:p/>
        </draw:line>
        <draw:line draw:style-name="gr1" draw:text-style-name="P1" draw:layer="layout" svg:x1="14.335cm" svg:y1="9.454cm" svg:x2="16.84cm" svg:y2="9.454cm">
          <text:p/>
        </draw:line>
        <draw:line draw:style-name="gr1" draw:text-style-name="P1" draw:layer="layout" svg:x1="16.84cm" svg:y1="9.454cm" svg:x2="17.545cm" svg:y2="9.454cm">
          <text:p/>
        </draw:line>
        <draw:line draw:style-name="gr1" draw:text-style-name="P1" draw:layer="layout" svg:x1="17.545cm" svg:y1="9.454cm" svg:x2="17.898cm" svg:y2="9.454cm">
          <text:p/>
        </draw:line>
        <draw:path draw:style-name="gr1" draw:text-style-name="P1" draw:layer="layout" svg:width="0.824cm" svg:height="2.474cm" draw:transform="rotate (-3.14159265358979) translate (5.8cm 9.429cm)" svg:viewBox="0 0 825 2475" svg:d="M0 0c456 0 825 554 825 1238 0 683-369 1237-825 1237">
          <text:p/>
        </draw:path>
        <draw:line draw:style-name="gr1" draw:text-style-name="P1" draw:layer="layout" svg:x1="5.767cm" svg:y1="6.954cm" svg:x2="17.55cm" svg:y2="6.954cm">
          <text:p/>
        </draw:line>
        <draw:path draw:style-name="gr1" draw:text-style-name="P1" draw:layer="layout" svg:width="0.924cm" svg:height="2.499cm" draw:transform="rotate (-3.14159265358979) translate (18.475cm 9.454cm)" svg:viewBox="0 0 925 2500" svg:d="M925 2500c-512 0-925-559-925-1250s413-1250 925-1250">
          <text:p/>
        </draw:path>
        <draw:path draw:style-name="gr1" draw:text-style-name="P1" draw:layer="layout" svg:width="0.706cm" svg:height="0.987cm" svg:x="17.898cm" svg:y="9.454cm" svg:viewBox="0 0 707 988" svg:d="M0 0c195 0 353 158 353 352v284c0 194 158 352 354 352">
          <text:p/>
        </draw:path>
        <draw:line draw:style-name="gr1" draw:text-style-name="P1" draw:layer="layout" svg:x1="4.704cm" svg:y1="10.441cm" svg:x2="5.41cm" svg:y2="10.441cm">
          <text:p/>
        </draw:line>
        <draw:line draw:style-name="gr1" draw:text-style-name="P1" draw:layer="layout" svg:x1="5.41cm" svg:y1="10.441cm" svg:x2="17.898cm" svg:y2="10.441cm">
          <text:p/>
        </draw:line>
        <draw:line draw:style-name="gr1" draw:text-style-name="P1" draw:layer="layout" svg:x1="17.898cm" svg:y1="10.441cm" svg:x2="18.604cm" svg:y2="10.441cm">
          <text:p/>
        </draw:line>
        <draw:path draw:style-name="gr1" draw:text-style-name="P1" draw:layer="layout" svg:width="0.705cm" svg:height="0.705cm" svg:x="18.604cm" svg:y="10.089cm" svg:viewBox="0 0 706 706" svg:d="M0 352h706M706 0v706">
          <text:p/>
        </draw:path>
        <draw:frame draw:style-name="gr6" draw:text-style-name="P4" draw:layer="layout" svg:width="0.637cm" svg:height="0.424cm" svg:x="15.275cm" svg:y="7.454cm">
          <draw:text-box>
            <text:p text:style-name="P3"><text:span text:style-name="T1">'*'</text:span></text:p>
          </draw:text-box>
        </draw:frame>
        <draw:line draw:style-name="gr1" draw:text-style-name="P1" draw:layer="layout" svg:x1="4.705cm" svg:y1="5.565cm" svg:x2="21.905cm" svg:y2="5.565cm">
          <text:p/>
        </draw:line>
        <draw:path draw:style-name="gr1" draw:text-style-name="P1" draw:layer="layout" svg:width="0.924cm" svg:height="2.599cm" draw:transform="rotate (-3.14159265358979) translate (22.83cm 5.565cm)" svg:viewBox="0 0 925 2600" svg:d="M925 2600c-512 0-925-581-925-1300s413-1300 925-1300">
          <text:p/>
        </draw:path>
        <draw:path draw:style-name="gr1" draw:text-style-name="P1" draw:layer="layout" svg:width="1.654cm" svg:height="4.874cm" draw:transform="rotate (-3.14159265358979) translate (4.71cm 10.44cm)" svg:viewBox="0 0 1655 4875" svg:d="M0 0c915 0 1655 1091 1655 2438 0 1346-740 2437-1655 2437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NewRoman1" svg:font-family="TimesNewRoman"/>
    <style:font-face style:name="Ubuntu Mono1" svg:font-family="'Ubuntu Mono'" style:font-pitch="fixed"/>
    <style:font-face style:name="Arimo" svg:font-family="Arimo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1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Arimo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0.7cm" fo:margin-right="1cm" fo:page-width="2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9T18:04:15.791911679</dc:date>
    <meta:editing-duration>PT31M10S</meta:editing-duration>
    <meta:editing-cycles>14</meta:editing-cycles>
    <meta:generator>LibreOffice/6.4.7.2$Linux_X86_64 LibreOffice_project/40$Build-2</meta:generator>
    <meta:document-statistic meta:object-count="126"/>
  </office:meta>
</office:document-meta>
</file>